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ira Mono" svg:font-family="'Fira Mono', 'Source Code Pr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000000" loext:opacity="100%" style:font-name="Linux Libertine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000000" loext:opacity="100%" style:font-name="Linux Libertine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212529" loext:opacity="100%" style:font-name="Nunito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669933" loext:opacity="100%" style:font-name="Consolas" fo:font-size="12pt" fo:letter-spacing="-0.0102in" fo:font-style="normal" fo:font-weight="normal" officeooo:rsid="001c540a"/>
    </style:style>
    <style:style style:name="P6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669933" loext:opacity="100%" style:font-name="Consolas" fo:font-size="12pt" fo:letter-spacing="-0.0102in" fo:font-style="normal" fo:font-weight="normal"/>
    </style:style>
    <style:style style:name="P7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669933" loext:opacity="100%" style:font-name="Consolas" fo:font-size="12pt" fo:letter-spacing="-0.0102in" fo:font-style="normal" fo:font-weight="normal" officeooo:rsid="001f16dc" officeooo:paragraph-rsid="001f16dc"/>
    </style:style>
    <style:style style:name="P8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  <style:text-properties fo:font-variant="normal" fo:text-transform="none" fo:color="#212529" loext:opacity="100%" fo:letter-spacing="normal" officeooo:rsid="001d7f82" officeooo:paragraph-rsid="001d7f82"/>
    </style:style>
    <style:style style:name="P9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  <style:text-properties officeooo:rsid="001d7f82" officeooo:paragraph-rsid="001d7f82"/>
    </style:style>
    <style:style style:name="T1" style:family="text">
      <style:text-properties fo:font-variant="normal" fo:text-transform="none" fo:color="#737373" loext:opacity="100%" style:font-name="Fira Mono" fo:font-size="12pt" fo:letter-spacing="-0.0102in" fo:font-style="normal" fo:font-weight="normal"/>
    </style:style>
    <style:style style:name="T2" style:family="text">
      <style:text-properties fo:font-variant="normal" fo:text-transform="none" fo:color="#737373" loext:opacity="100%" style:font-name="Consolas" fo:font-size="12pt" fo:letter-spacing="-0.0102in" fo:font-style="normal" fo:font-weight="normal"/>
    </style:style>
    <style:style style:name="T3" style:family="text">
      <style:text-properties fo:font-variant="normal" fo:text-transform="none" fo:color="#336699" loext:opacity="100%" style:font-name="Fira Mono" fo:font-size="12pt" fo:letter-spacing="-0.0102in" fo:font-style="normal" fo:font-weight="normal"/>
    </style:style>
    <style:style style:name="T4" style:family="text">
      <style:text-properties fo:font-variant="normal" fo:text-transform="none" fo:color="#336699" loext:opacity="100%" style:font-name="Consolas" fo:font-size="12pt" fo:letter-spacing="-0.0102in" fo:font-style="normal" fo:font-weight="normal"/>
    </style:style>
    <style:style style:name="T5" style:family="text">
      <style:text-properties fo:font-variant="normal" fo:text-transform="none" fo:color="#669933" loext:opacity="100%" style:font-name="Fira Mono" fo:font-size="12pt" fo:letter-spacing="-0.0102in" fo:font-style="normal" fo:font-weight="normal"/>
    </style:style>
    <style:style style:name="T6" style:family="text">
      <style:text-properties fo:font-variant="normal" fo:text-transform="none" fo:color="#669933" loext:opacity="100%" style:font-name="Consolas" fo:font-size="12pt" fo:letter-spacing="-0.0102in" fo:font-style="normal" fo:font-weight="normal"/>
    </style:style>
    <style:style style:name="T7" style:family="text">
      <style:text-properties fo:font-variant="normal" fo:text-transform="none" fo:color="#993366" loext:opacity="100%" style:font-name="Consolas" fo:font-size="12pt" fo:letter-spacing="-0.0102in" fo:font-style="normal" fo:font-weight="normal"/>
    </style:style>
    <style:style style:name="T8" style:family="text">
      <style:text-properties fo:font-variant="normal" fo:text-transform="none" fo:color="#993366" loext:opacity="100%" style:font-name="Consolas" fo:font-size="12pt" fo:letter-spacing="-0.0102in" fo:font-style="normal" fo:font-weight="bold"/>
    </style:style>
    <style:style style:name="T9" style:family="text">
      <style:text-properties fo:font-weight="normal" officeooo:rsid="001c540a"/>
    </style:style>
    <style:style style:name="T10" style:family="text">
      <style:text-properties fo:color="#669933" loext:opacity="100%" style:font-name="Consolas" fo:font-size="12pt" fo:letter-spacing="-0.0102in"/>
    </style:style>
    <style:style style:name="T11" style:family="text">
      <style:text-properties fo:color="#669933" loext:opacity="100%" style:font-name="Consolas" fo:font-size="12pt" fo:letter-spacing="-0.0102in" officeooo:rsid="001c540a"/>
    </style:style>
    <style:style style:name="T12" style:family="text">
      <style:text-properties fo:color="#669933" loext:opacity="100%" style:font-name="Consolas" fo:font-size="12pt" fo:letter-spacing="-0.0102in" fo:font-style="normal" fo:font-weight="normal"/>
    </style:style>
    <style:style style:name="T13" style:family="text">
      <style:text-properties fo:color="#669933" loext:opacity="100%" style:font-name="Nunito" fo:font-size="10.5pt" fo:letter-spacing="-0.0102in" fo:font-style="normal" fo:font-weight="normal"/>
    </style:style>
    <style:style style:name="T14" style:family="text">
      <style:text-properties style:font-name="Consolas" fo:font-size="12pt" officeooo:rsid="001c540a"/>
    </style:style>
    <style:style style:name="T15" style:family="text">
      <style:text-properties officeooo:rsid="001c540a"/>
    </style:style>
    <style:style style:name="T16" style:family="text">
      <style:text-properties fo:color="#202122" loext:opacity="100%" style:font-name="sans-serif" fo:font-size="10.5pt" officeooo:rsid="001c540a"/>
    </style:style>
    <style:style style:name="T17" style:family="text">
      <style:text-properties fo:color="#202122" loext:opacity="100%" style:font-name="Consolas" fo:font-size="12pt" officeooo:rsid="001c540a"/>
    </style:style>
    <style:style style:name="T18" style:family="text">
      <style:text-properties fo:color="#0645ad" loext:opacity="100%" style:text-line-through-style="none" style:text-line-through-type="none" style:font-name="sans-serif" fo:font-size="10.5pt" style:text-underline-style="none" officeooo:rsid="001c540a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4">localtime</text:span></text:span><text:span text:style-name="T2">(</text:span><text:span text:style-name="T6">?int</text:span><text:span text:style-name="T2"> </text:span><text:span text:style-name="Source_20_Text"><text:span text:style-name="T4">$timestamp</text:span></text:span><text:span text:style-name="T7"> = </text:span><text:span text:style-name="Strong_20_Emphasis"><text:span text:style-name="Source_20_Text"><text:span text:style-name="T8">null</text:span></text:span></text:span><text:span text:style-name="T2">, </text:span><text:span text:style-name="T6">bool</text:span><text:span text:style-name="T2"> </text:span><text:span text:style-name="Source_20_Text"><text:span text:style-name="T4">$associative</text:span></text:span><text:span text:style-name="T7"> = </text:span><text:span text:style-name="Strong_20_Emphasis"><text:span text:style-name="Source_20_Text"><text:span text:style-name="T8">false</text:span></text:span></text:span><text:span text:style-name="T2">): </text:span><text:span text:style-name="T6">array</text:span></text:p>
      <text:p text:style-name="P4"><text:a xlink:type="simple" xlink:href="https://www.php.net/manual/en/function.localtime.php" text:style-name="Internet_20_link" text:visited-style-name="Visited_20_Internet_20_Link">https://www.php.net/manual/en/function.localtime.php</text:a><text:span text:style-name="T6"> </text:span></text:p>
      <text:p text:style-name="P6"/>
      <text:p text:style-name="P6"/>
      <text:p text:style-name="P4"><text:span text:style-name="Strong_20_Emphasis"><text:span text:style-name="T3">crc32</text:span></text:span><text:span text:style-name="T1">(</text:span><text:span text:style-name="T5">string</text:span><text:span text:style-name="T1"> </text:span><text:span text:style-name="Source_20_Text"><text:span text:style-name="T3">$string</text:span></text:span><text:span text:style-name="T1">): </text:span><text:span text:style-name="T5">int</text:span></text:p>
      <text:p text:style-name="P4"><text:a xlink:type="simple" xlink:href="https://www.php.net/manual/en/function.crc32.php" text:style-name="Internet_20_link" text:visited-style-name="Visited_20_Internet_20_Link">https://www.php.net/manual/en/function.crc32.php</text:a><text:span text:style-name="T6"> </text:span></text:p>
      <text:p text:style-name="P6"/>
      <text:p text:style-name="P6"/>
      <text:h text:style-name="P1" text:outline-level="1"><text:bookmark text:name="firstHeading"/><text:span text:style-name="T10">Strong and weak typing </text:span><text:span text:style-name="T11">languages </text:span></text:h>
      <text:p text:style-name="P2"><text:span text:style-name="T16">In </text:span><text:a xlink:type="simple" xlink:href="https://en.wikipedia.org/wiki/Computer_programming" text:style-name="Internet_20_link" text:visited-style-name="Visited_20_Internet_20_Link"><text:span text:style-name="T18">computer programming</text:span></text:a><text:span text:style-name="T16">, one of the many ways that </text:span><text:a xlink:type="simple" xlink:href="https://en.wikipedia.org/wiki/Programming_language" text:style-name="Internet_20_link" text:visited-style-name="Visited_20_Internet_20_Link"><text:span text:style-name="T18">programming languages</text:span></text:a><text:span text:style-name="T17"> </text:span><text:span text:style-name="T16">are colloquially classified is whether the language's </text:span><text:a xlink:type="simple" xlink:href="https://en.wikipedia.org/wiki/Type_system" text:style-name="Internet_20_link" text:visited-style-name="Visited_20_Internet_20_Link"><text:span text:style-name="T18">type system</text:span></text:a><text:span text:style-name="T17"> </text:span><text:span text:style-name="T16">makes it strongly typed</text:span><text:span text:style-name="T17"> </text:span><text:span text:style-name="T16">or weakly typed</text:span><text:span text:style-name="T17"> </text:span><text:span text:style-name="T16">(loosely typed).</text:span></text:p>
      <text:p text:style-name="P2"><text:a xlink:type="simple" xlink:href="https://en.wikipedia.org/wiki/Strong_and_weak_typing" text:style-name="Internet_20_link" text:visited-style-name="Visited_20_Internet_20_Link">https://en.wikipedia.org/wiki/Strong_and_weak_typing</text:a><text:span text:style-name="T11"> </text:span></text:p>
      <text:p text:style-name="P5"/>
      <text:p text:style-name="P5"/>
      <text:p text:style-name="P5">What does PHP stand for?</text:p>
      <text:p text:style-name="P3"><text:span text:style-name="Strong_20_Emphasis"><text:span text:style-name="T9">Explanation:</text:span></text:span><text:span text:style-name="T14"> </text:span><text:span text:style-name="T15">PHP previously stood for Personal Home Page now stands for Hypertext Preprocessor.</text:span></text:p>
      <text:p text:style-name="P6"/>
      <text:p text:style-name="P7">Chapter1 Complete till:</text:p>
      <text:p text:style-name="P9"><text:a xlink:type="simple" xlink:href="http://www.zendpreparation.com/quiz/learning_mode/PHP_Basics/303" text:style-name="Internet_20_link" text:visited-style-name="Visited_20_Internet_20_Link">http://www.zendpreparation.com/quiz/learning_mode/PHP_Basics/303</text:a><text:span text:style-name="T6"> </text:span></text:p>
      <text:p text:style-name="P9"><text:span text:style-name="T6"/></text:p>
      <text:p text:style-name="P9"><text:span text:style-name="T6"/></text:p>
      <text:p text:style-name="P8"><text:span text:style-name="T12"> </text:span><text:span text:style-name="T13">PHP was originally created by Rasmus Lerdorf in 199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ira Mono" svg:font-family="'Fira Mono', 'Source Code Pr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20:54:05.510007967</meta:creation-date>
    <meta:generator>LibreOffice/7.2.2.2$Linux_X86_64 LibreOffice_project/20$Build-2</meta:generator>
    <dc:date>2021-11-16T23:04:44.449206247</dc:date>
    <meta:editing-duration>PT25M47S</meta:editing-duration>
    <meta:editing-cycles>8</meta:editing-cycles>
    <meta:document-statistic meta:table-count="0" meta:image-count="0" meta:object-count="0" meta:page-count="1" meta:paragraph-count="12" meta:word-count="80" meta:character-count="737" meta:non-whitespace-character-count="663"/>
  </office:meta>
</office:document-meta>
</file>